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2272*"/>
    </style:style>
    <style:style style:name="Table1.B" style:family="table-column">
      <style:table-column-properties style:column-width="1.062cm" style:rel-column-width="602*"/>
    </style:style>
    <style:style style:name="Table1.C" style:family="table-column">
      <style:table-column-properties style:column-width="0.669cm" style:rel-column-width="379*"/>
    </style:style>
    <style:style style:name="Table1.D" style:family="table-column">
      <style:table-column-properties style:column-width="0.758cm" style:rel-column-width="430*"/>
    </style:style>
    <style:style style:name="Table1.E" style:family="table-column">
      <style:table-column-properties style:column-width="0.67cm" style:rel-column-width="380*"/>
    </style:style>
    <style:style style:name="Table1.I" style:family="table-column">
      <style:table-column-properties style:column-width="0.58cm" style:rel-column-width="329*"/>
    </style:style>
    <style:style style:name="Table1.J" style:family="table-column">
      <style:table-column-properties style:column-width="0.658cm" style:rel-column-width="373*"/>
    </style:style>
    <style:style style:name="Table1.K" style:family="table-column">
      <style:table-column-properties style:column-width="0.771cm" style:rel-column-width="437*"/>
    </style:style>
    <style:style style:name="Table1.O" style:family="table-column">
      <style:table-column-properties style:column-width="0.672cm" style:rel-column-width="381*"/>
    </style:style>
    <style:style style:name="Table1.P" style:family="table-column">
      <style:table-column-properties style:column-width="0.769cm" style:rel-column-width="436*"/>
    </style:style>
    <style:style style:name="Table1.S" style:family="table-column">
      <style:table-column-properties style:column-width="0.757cm" style:rel-column-width="4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P8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5cm" style:rel-column-width="2265*"/>
    </style:style>
    <style:style style:name="Table2.B" style:family="table-column">
      <style:table-column-properties style:column-width="0.907cm" style:rel-column-width="514*"/>
    </style:style>
    <style:style style:name="Table2.C" style:family="table-column">
      <style:table-column-properties style:column-width="2.397cm" style:rel-column-width="1359*"/>
    </style:style>
    <style:style style:name="Table2.D" style:family="table-column">
      <style:table-column-properties style:column-width="1.704cm" style:rel-column-width="966*"/>
    </style:style>
    <style:style style:name="Table2.E" style:family="table-column">
      <style:table-column-properties style:column-width="1.492cm" style:rel-column-width="846*"/>
    </style:style>
    <style:style style:name="Table2.G" style:family="table-column">
      <style:table-column-properties style:column-width="1.706cm" style:rel-column-width="967*"/>
    </style:style>
    <style:style style:name="Table2.H" style:family="table-column">
      <style:table-column-properties style:column-width="0.755cm" style:rel-column-width="428*"/>
    </style:style>
    <style:style style:name="Table2.I" style:family="table-column">
      <style:table-column-properties style:column-width="1.311cm" style:rel-column-width="743*"/>
    </style:style>
    <style:style style:name="Table2.J" style:family="table-column">
      <style:table-column-properties style:column-width="1.03cm" style:rel-column-width="58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2272*"/>
    </style:style>
    <style:style style:name="Table3.B" style:family="table-column">
      <style:table-column-properties style:column-width="1.062cm" style:rel-column-width="602*"/>
    </style:style>
    <style:style style:name="Table3.C" style:family="table-column">
      <style:table-column-properties style:column-width="0.669cm" style:rel-column-width="379*"/>
    </style:style>
    <style:style style:name="Table3.D" style:family="table-column">
      <style:table-column-properties style:column-width="0.758cm" style:rel-column-width="430*"/>
    </style:style>
    <style:style style:name="Table3.E" style:family="table-column">
      <style:table-column-properties style:column-width="0.67cm" style:rel-column-width="380*"/>
    </style:style>
    <style:style style:name="Table3.I" style:family="table-column">
      <style:table-column-properties style:column-width="0.58cm" style:rel-column-width="329*"/>
    </style:style>
    <style:style style:name="Table3.J" style:family="table-column">
      <style:table-column-properties style:column-width="0.658cm" style:rel-column-width="373*"/>
    </style:style>
    <style:style style:name="Table3.K" style:family="table-column">
      <style:table-column-properties style:column-width="0.771cm" style:rel-column-width="437*"/>
    </style:style>
    <style:style style:name="Table3.O" style:family="table-column">
      <style:table-column-properties style:column-width="0.672cm" style:rel-column-width="381*"/>
    </style:style>
    <style:style style:name="Table3.P" style:family="table-column">
      <style:table-column-properties style:column-width="0.769cm" style:rel-column-width="436*"/>
    </style:style>
    <style:style style:name="Table3.S" style:family="table-column">
      <style:table-column-properties style:column-width="0.757cm" style:rel-column-width="42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5cm" style:rel-column-width="2265*"/>
    </style:style>
    <style:style style:name="Table4.B" style:family="table-column">
      <style:table-column-properties style:column-width="0.907cm" style:rel-column-width="514*"/>
    </style:style>
    <style:style style:name="Table4.C" style:family="table-column">
      <style:table-column-properties style:column-width="2.397cm" style:rel-column-width="1359*"/>
    </style:style>
    <style:style style:name="Table4.D" style:family="table-column">
      <style:table-column-properties style:column-width="1.704cm" style:rel-column-width="966*"/>
    </style:style>
    <style:style style:name="Table4.E" style:family="table-column">
      <style:table-column-properties style:column-width="1.492cm" style:rel-column-width="846*"/>
    </style:style>
    <style:style style:name="Table4.G" style:family="table-column">
      <style:table-column-properties style:column-width="1.706cm" style:rel-column-width="967*"/>
    </style:style>
    <style:style style:name="Table4.H" style:family="table-column">
      <style:table-column-properties style:column-width="0.755cm" style:rel-column-width="428*"/>
    </style:style>
    <style:style style:name="Table4.I" style:family="table-column">
      <style:table-column-properties style:column-width="1.311cm" style:rel-column-width="743*"/>
    </style:style>
    <style:style style:name="Table4.J" style:family="table-column">
      <style:table-column-properties style:column-width="1.03cm" style:rel-column-width="58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995cm" style:rel-column-width="2265*"/>
    </style:style>
    <style:style style:name="Table5.B" style:family="table-column">
      <style:table-column-properties style:column-width="0.907cm" style:rel-column-width="514*"/>
    </style:style>
    <style:style style:name="Table5.C" style:family="table-column">
      <style:table-column-properties style:column-width="2.397cm" style:rel-column-width="1359*"/>
    </style:style>
    <style:style style:name="Table5.D" style:family="table-column">
      <style:table-column-properties style:column-width="1.704cm" style:rel-column-width="966*"/>
    </style:style>
    <style:style style:name="Table5.E" style:family="table-column">
      <style:table-column-properties style:column-width="1.492cm" style:rel-column-width="846*"/>
    </style:style>
    <style:style style:name="Table5.G" style:family="table-column">
      <style:table-column-properties style:column-width="1.706cm" style:rel-column-width="967*"/>
    </style:style>
    <style:style style:name="Table5.H" style:family="table-column">
      <style:table-column-properties style:column-width="0.755cm" style:rel-column-width="428*"/>
    </style:style>
    <style:style style:name="Table5.I" style:family="table-column">
      <style:table-column-properties style:column-width="1.311cm" style:rel-column-width="743*"/>
    </style:style>
    <style:style style:name="Table5.J" style:family="table-column">
      <style:table-column-properties style:column-width="1.03cm" style:rel-column-width="5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Standard">
      <style:text-properties officeooo:paragraph-rsid="0010ec20"/>
    </style:style>
    <style:style style:name="P4" style:family="paragraph" style:parent-style-name="Table_20_Contents">
      <style:text-properties officeooo:paragraph-rsid="000eb3af"/>
    </style:style>
    <style:style style:name="P5" style:family="paragraph" style:parent-style-name="Table_20_Contents">
      <style:text-properties officeooo:rsid="000eb3af" officeooo:paragraph-rsid="000eb3af"/>
    </style:style>
    <style:style style:name="P6" style:family="paragraph" style:parent-style-name="Table_20_Contents">
      <style:text-properties officeooo:rsid="000eb3af" officeooo:paragraph-rsid="0010ec20"/>
    </style:style>
    <style:style style:name="P7" style:family="paragraph" style:parent-style-name="Table_20_Contents">
      <style:text-properties officeooo:rsid="000eca32" officeooo:paragraph-rsid="000eca32"/>
    </style:style>
    <style:style style:name="P8" style:family="paragraph" style:parent-style-name="Table_20_Contents">
      <style:text-properties officeooo:rsid="000eca32" officeooo:paragraph-rsid="0010ec20"/>
    </style:style>
    <style:style style:name="P9" style:family="paragraph" style:parent-style-name="Table_20_Contents">
      <style:text-properties fo:color="#ce181e" fo:font-weight="bold" style:font-weight-asian="bold" style:font-weight-complex="bold"/>
    </style:style>
    <style:style style:name="P10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1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2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3" style:family="paragraph" style:parent-style-name="Table_20_Contents">
      <style:text-properties officeooo:rsid="000efbd2" officeooo:paragraph-rsid="000efbd2"/>
    </style:style>
    <style:style style:name="P14" style:family="paragraph" style:parent-style-name="Table_20_Contents">
      <style:text-properties officeooo:rsid="000efbd2" officeooo:paragraph-rsid="0010ec20"/>
    </style:style>
    <style:style style:name="P15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16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0efbd2" officeooo:paragraph-rsid="000efbd2"/>
    </style:style>
    <style:style style:name="P18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20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21" style:family="paragraph" style:parent-style-name="Table_20_Contents">
      <style:text-properties officeooo:rsid="000f1d70" officeooo:paragraph-rsid="000f1d70"/>
    </style:style>
    <style:style style:name="P22" style:family="paragraph" style:parent-style-name="Table_20_Contents">
      <style:text-properties officeooo:rsid="000f1d70" officeooo:paragraph-rsid="0010ec20"/>
    </style:style>
    <style:style style:name="P23" style:family="paragraph" style:parent-style-name="Table_20_Contents">
      <style:text-properties officeooo:paragraph-rsid="0010ec20"/>
    </style:style>
    <style:style style:name="T1" style:family="text">
      <style:text-properties officeooo:rsid="000f1d70"/>
    </style:style>
    <style:style style:name="T2" style:family="text">
      <style:text-properties officeooo:rsid="0010e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unidade de Forwarding e unidade de Hazard de Load, Beq <text:span text:style-name="T2">4</text:span> estagi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PC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S1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Table_20_Contents">addi $t1,$zero,0 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lw $t2,4($zero) 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lw $t3,8($zero) 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loop: add $t1,$t1,$t2 <text:s/></text:p>
          </table:table-cell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ddi $t3,$t3,-1 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S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beq $t3,$zero,fim 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S2" office:value-type="string">
            <text:p text:style-name="P7">W</text:p>
          </table:table-cell>
        </table:table-row>
        <table:table-row>
          <table:table-cell table:style-name="Table1.A2" office:value-type="string">
            <text:p text:style-name="P4">beq $zero,$zero,loop </text:p>
          </table:table-cell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F</text:p>
          </table:table-cell>
          <table:table-cell table:style-name="Table1.A2" office:value-type="string">
            <text:p text:style-name="P7">D</text:p>
          </table:table-cell>
          <table:table-cell table:style-name="Table1.A2" office:value-type="string">
            <text:p text:style-name="P7">E</text:p>
          </table:table-cell>
          <table:table-cell table:style-name="Table1.A2" office:value-type="string">
            <text:p text:style-name="P7">M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8" office:value-type="string">
            <text:p text:style-name="P10">F</text:p>
          </table:table-cell>
          <table:table-cell table:style-name="Table1.P8" office:value-type="string">
            <text:p text:style-name="P10">D</text:p>
          </table:table-cell>
          <table:table-cell table:style-name="Table1.P8" office:value-type="string">
            <text:p text:style-name="P10">E</text:p>
          </table:table-cell>
          <table:table-cell table:style-name="Table1.S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m: sw $t1,0($zero) </text:p>
          </table:table-cell>
          <table:table-cell table:style-name="Table1.A2" office:value-type="string">
            <text:p text:style-name="P5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10">F</text:p>
          </table:table-cell>
          <table:table-cell table:style-name="Table1.J9" office:value-type="string">
            <text:p text:style-name="P10">D</text:p>
          </table:table-cell>
          <table:table-cell table:style-name="Table1.J9" office:value-type="string">
            <text:p text:style-name="P10">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8" office:value-type="string">
            <text:p text:style-name="P9"/>
          </table:table-cell>
          <table:table-cell table:style-name="Table1.P8" office:value-type="string">
            <text:p text:style-name="P10">F</text:p>
          </table:table-cell>
          <table:table-cell table:style-name="Table1.P8" office:value-type="string">
            <text:p text:style-name="P10">D</text:p>
          </table:table-cell>
          <table:table-cell table:style-name="Table1.S2" office:value-type="string">
            <text:p text:style-name="P7">F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9"/>
          </table:table-cell>
          <table:table-cell table:style-name="Table1.J9" office:value-type="string">
            <text:p text:style-name="P10">F</text:p>
          </table:table-cell>
          <table:table-cell table:style-name="Table1.J9" office:value-type="string">
            <text:p text:style-name="P10">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8" office:value-type="string">
            <text:p text:style-name="P9"/>
          </table:table-cell>
          <table:table-cell table:style-name="Table1.P8" office:value-type="string">
            <text:p text:style-name="P9"/>
          </table:table-cell>
          <table:table-cell table:style-name="Table1.P8" office:value-type="string">
            <text:p text:style-name="P10">F</text:p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9" office:value-type="string">
            <text:p text:style-name="P9"/>
          </table:table-cell>
          <table:table-cell table:style-name="Table1.J9" office:value-type="string">
            <text:p text:style-name="P9"/>
          </table:table-cell>
          <table:table-cell table:style-name="Table1.J9" office:value-type="string">
            <text:p text:style-name="P10">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2">4</text:span> estagi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PC</text:p>
          </table:table-cell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3">W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J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di $t1,$zero,0 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lw $t2,4($zero) 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lw $t3,8($zero) </text:p>
          </table:table-cell>
          <table:table-cell table:style-name="Table2.A2" office:value-type="string">
            <text:p text:style-name="P5">8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loop: add $t1,$t1,$t2 <text:s/></text:p>
          </table:table-cell>
          <table:table-cell table:style-name="Table2.A2" office:value-type="string">
            <text:p text:style-name="P5">c</text:p>
          </table:table-cell>
          <table:table-cell table:style-name="Table2.A2" office:value-type="string">
            <text:p text:style-name="P13">4,11</text:p>
          </table:table-cell>
          <table:table-cell table:style-name="Table2.A2" office:value-type="string">
            <text:p text:style-name="P13">5,12</text:p>
          </table:table-cell>
          <table:table-cell table:style-name="Table2.A2" office:value-type="string">
            <text:p text:style-name="P13">6,13</text:p>
          </table:table-cell>
          <table:table-cell table:style-name="Table2.A2" office:value-type="string">
            <text:p text:style-name="P13">7,14</text:p>
          </table:table-cell>
          <table:table-cell table:style-name="Table2.A2" office:value-type="string">
            <text:p text:style-name="P13">8,<text:span text:style-name="T1">15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addi $t3,$t3,-1 </text:p>
          </table:table-cell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13">5,<text:span text:style-name="T1">12</text:span></text:p>
          </table:table-cell>
          <table:table-cell table:style-name="Table2.A2" office:value-type="string">
            <text:p text:style-name="P13">6,<text:span text:style-name="T1">13</text:span></text:p>
          </table:table-cell>
          <table:table-cell table:style-name="Table2.A2" office:value-type="string">
            <text:p text:style-name="P13">7,<text:span text:style-name="T1">14</text:span></text:p>
          </table:table-cell>
          <table:table-cell table:style-name="Table2.A2" office:value-type="string">
            <text:p text:style-name="P13">8,<text:span text:style-name="T1">15</text:span></text:p>
          </table:table-cell>
          <table:table-cell table:style-name="Table2.A2" office:value-type="string">
            <text:p text:style-name="P13">9,<text:span text:style-name="T1">16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beq $t3,$zero,fim </text:p>
          </table:table-cell>
          <table:table-cell table:style-name="Table2.A2" office:value-type="string">
            <text:p text:style-name="P5">14</text:p>
          </table:table-cell>
          <table:table-cell table:style-name="Table2.A2" office:value-type="string">
            <text:p text:style-name="P13">6,<text:span text:style-name="T1">13</text:span></text:p>
          </table:table-cell>
          <table:table-cell table:style-name="Table2.A2" office:value-type="string">
            <text:p text:style-name="P13">7,<text:span text:style-name="T1">14</text:span></text:p>
          </table:table-cell>
          <table:table-cell table:style-name="Table2.A2" office:value-type="string">
            <text:p text:style-name="P13">8,<text:span text:style-name="T1">15</text:span></text:p>
          </table:table-cell>
          <table:table-cell table:style-name="Table2.A2" office:value-type="string">
            <text:p text:style-name="P19">9,<text:span text:style-name="T1">16</text:span></text:p>
          </table:table-cell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beq $zero,$zero,loop </text:p>
          </table:table-cell>
          <table:table-cell table:style-name="Table2.A2" office:value-type="string">
            <text:p text:style-name="P5">18</text:p>
          </table:table-cell>
          <table:table-cell table:style-name="Table2.A2" office:value-type="string">
            <text:p text:style-name="P13">7,<text:span text:style-name="T1">14</text:span></text:p>
          </table:table-cell>
          <table:table-cell table:style-name="Table2.A2" office:value-type="string">
            <text:p text:style-name="P13">8,<text:span text:style-name="T1">15</text:span></text:p>
          </table:table-cell>
          <table:table-cell table:style-name="Table2.A2" office:value-type="string">
            <text:p text:style-name="P13">9,<text:span text:style-name="T1">16</text:span></text:p>
          </table:table-cell>
          <table:table-cell table:style-name="Table2.A2" office:value-type="string">
            <text:p text:style-name="P15">10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fim: sw $t1,0($zero) </text:p>
          </table:table-cell>
          <table:table-cell table:style-name="Table2.A2" office:value-type="string">
            <text:p text:style-name="P5">1c</text:p>
          </table:table-cell>
          <table:table-cell table:style-name="Table2.A2" office:value-type="string">
            <text:p text:style-name="P13">8,<text:span text:style-name="T1">15,17</text:span></text:p>
          </table:table-cell>
          <table:table-cell table:style-name="Table2.A2" office:value-type="string">
            <text:p text:style-name="P13">9,<text:span text:style-name="T1">16,18</text:span></text:p>
          </table:table-cell>
          <table:table-cell table:style-name="Table2.A2" office:value-type="string">
            <text:p text:style-name="P13">10,<text:span text:style-name="T1">19</text:span></text:p>
          </table:table-cell>
          <table:table-cell table:style-name="Table2.A2" office:value-type="string">
            <text:p text:style-name="P21">20</text:p>
          </table:table-cell>
          <table:table-cell table:style-name="Table2.A2" office:value-type="string">
            <text:p text:style-name="P21">21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13">9,<text:span text:style-name="T1">16,18</text:span></text:p>
          </table:table-cell>
          <table:table-cell table:style-name="Table2.A2" office:value-type="string">
            <text:p text:style-name="P13">10,<text:span text:style-name="T2">19</text:span></text:p>
          </table:table-cell>
          <table:table-cell table:style-name="Table2.A2" office:value-type="string">
            <text:p text:style-name="P13">..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7">24</text:p>
          </table:table-cell>
          <table:table-cell table:style-name="Table2.A2" office:value-type="string">
            <text:p text:style-name="P13">10,<text:span text:style-name="T2">19</text:span></text:p>
          </table:table-cell>
          <table:table-cell table:style-name="Table2.A2" office:value-type="string">
            <text:p text:style-name="Table_20_Contents">..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J2" office:value-type="string">
            <text:p text:style-name="Table_20_Contents"/>
          </table:table-cell>
        </table:table-row>
      </table:table>
      <text:p text:style-name="P2">Com unidade de Forwarding e unidade de Hazard de Load, Beq <text:span text:style-name="T2">4</text:span> estagi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6">PC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8</text:p>
          </table:table-cell>
          <table:table-cell table:style-name="Table3.A1" office:value-type="string">
            <text:p text:style-name="P6">9</text:p>
          </table:table-cell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6</text:p>
          </table:table-cell>
          <table:table-cell table:style-name="Table3.S1" office:value-type="string">
            <text:p text:style-name="P8">7</text:p>
          </table:table-cell>
        </table:table-row>
        <table:table-row>
          <table:table-cell table:style-name="Table3.A2" office:value-type="string">
            <text:p text:style-name="P23">lw $t3,8($zero) </text:p>
          </table:table-cell>
          <table:table-cell table:style-name="Table3.A2" office:value-type="string">
            <text:p text:style-name="P6">0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S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addi $t1,$zero,0 <text:s/></text:p>
          </table:table-cell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S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lw $t2,4($zero)</text:p>
          </table:table-cell>
          <table:table-cell table:style-name="Table3.A2" office:value-type="string">
            <text:p text:style-name="P6">8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S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loop: add $t1,$t1,$t2 <text:s/></text:p>
          </table:table-cell>
          <table:table-cell table:style-name="Table3.A2" office:value-type="string">
            <text:p text:style-name="P6">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S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addi $t3,$t3,-1 </text:p>
          </table:table-cell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S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3">b<text:span text:style-name="T2">ne</text:span> $t3,$zero,<text:span text:style-name="T2">loop</text:span> </text:p>
          </table:table-cell>
          <table:table-cell table:style-name="Table3.A2" office:value-type="string">
            <text:p text:style-name="P6">14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S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3">sw $t1,0($zero)</text:p>
          </table:table-cell>
          <table:table-cell table:style-name="Table3.A2" office:value-type="string">
            <text:p text:style-name="P6">18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/>
          </table:table-cell>
          <table:table-cell table:style-name="Table3.J8" office:value-type="string">
            <text:p text:style-name="P8"/>
          </table:table-cell>
          <table:table-cell table:style-name="Table3.J8" office:value-type="string">
            <text:p text:style-name="P8"/>
          </table:table-cell>
          <table:table-cell table:style-name="Table3.J8" office:value-type="string">
            <text:p text:style-name="P8"/>
          </table:table-cell>
          <table:table-cell table:style-name="Table3.J8" office:value-type="string">
            <text:p text:style-name="P8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S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3"><text:s/></text:p>
          </table:table-cell>
          <table:table-cell table:style-name="Table3.A2" office:value-type="string">
            <text:p text:style-name="P6">1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S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>20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1"/>
          </table:table-cell>
          <table:table-cell table:style-name="Table3.S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8">24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2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J8" office:value-type="string">
            <text:p text:style-name="P23"/>
          </table:table-cell>
          <table:table-cell table:style-name="Table3.S2" office:value-type="string">
            <text:p text:style-name="P23"/>
          </table:table-cell>
        </table:table-row>
      </table:table>
      <text:p text:style-name="P2"/>
      <text:p text:style-name="P2"/>
      <text:p text:style-name="P2"/>
      <text:p text:style-name="P2"><text:soft-page-break/>Com unidade de Forwarding e unidade de Hazard de Load, Beq <text:span text:style-name="T2">4</text:span> estagio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4">PC</text:p>
          </table:table-cell>
          <table:table-cell table:style-name="Table4.A1" office:value-type="string">
            <text:p text:style-name="P14">F</text:p>
          </table:table-cell>
          <table:table-cell table:style-name="Table4.A1" office:value-type="string">
            <text:p text:style-name="P14">D</text:p>
          </table:table-cell>
          <table:table-cell table:style-name="Table4.A1" office:value-type="string">
            <text:p text:style-name="P14">E</text:p>
          </table:table-cell>
          <table:table-cell table:style-name="Table4.A1" office:value-type="string">
            <text:p text:style-name="P14">M</text:p>
          </table:table-cell>
          <table:table-cell table:style-name="Table4.A1" office:value-type="string">
            <text:p text:style-name="P14">W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J1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lw $t3,8($zero) 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addi $t1,$zero,0 <text:s/></text:p>
          </table:table-cell>
          <table:table-cell table:style-name="Table4.A2" office:value-type="string">
            <text:p text:style-name="P6">4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lw $t2,4($zero)</text:p>
          </table:table-cell>
          <table:table-cell table:style-name="Table4.A2" office:value-type="string">
            <text:p text:style-name="P6">8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loop: add $t1,$t1,$t2 <text:s/></text:p>
          </table:table-cell>
          <table:table-cell table:style-name="Table4.A2" office:value-type="string">
            <text:p text:style-name="P6">c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addi $t3,$t3,-1 </text:p>
          </table:table-cell>
          <table:table-cell table:style-name="Table4.A2" office:value-type="string">
            <text:p text:style-name="P6">10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b<text:span text:style-name="T2">ne</text:span> $t3,$zero,<text:span text:style-name="T2">loop</text:span> </text:p>
          </table:table-cell>
          <table:table-cell table:style-name="Table4.A2" office:value-type="string">
            <text:p text:style-name="P6">14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sw $t1,0($zero)</text:p>
          </table:table-cell>
          <table:table-cell table:style-name="Table4.A2" office:value-type="string">
            <text:p text:style-name="P6">18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><text:s/></text:p>
          </table:table-cell>
          <table:table-cell table:style-name="Table4.A2" office:value-type="string">
            <text:p text:style-name="P6">1c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8">20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</table:table>
      <text:p text:style-name="P2"/>
      <text:p text:style-name="P2"/>
      <text:p text:style-name="P2">Com unidade de Forwarding e unidade de Hazard de Load, Beq <text:span text:style-name="T2">2 Estagi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4">PC</text:p>
          </table:table-cell>
          <table:table-cell table:style-name="Table5.A1" office:value-type="string">
            <text:p text:style-name="P14">F</text:p>
          </table:table-cell>
          <table:table-cell table:style-name="Table5.A1" office:value-type="string">
            <text:p text:style-name="P14">D</text:p>
          </table:table-cell>
          <table:table-cell table:style-name="Table5.A1" office:value-type="string">
            <text:p text:style-name="P14">E</text:p>
          </table:table-cell>
          <table:table-cell table:style-name="Table5.A1" office:value-type="string">
            <text:p text:style-name="P14">M</text:p>
          </table:table-cell>
          <table:table-cell table:style-name="Table5.A1" office:value-type="string">
            <text:p text:style-name="P14">W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J1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lw $t3,8($zero) </text:p>
          </table:table-cell>
          <table:table-cell table:style-name="Table5.A2" office:value-type="string">
            <text:p text:style-name="P6">0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addi $t1,$zero,0 <text:s/></text:p>
          </table:table-cell>
          <table:table-cell table:style-name="Table5.A2" office:value-type="string">
            <text:p text:style-name="P6">4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lw $t2,4($zero)</text:p>
          </table:table-cell>
          <table:table-cell table:style-name="Table5.A2" office:value-type="string">
            <text:p text:style-name="P6">8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loop: add $t1,$t1,$t2 <text:s/></text:p>
          </table:table-cell>
          <table:table-cell table:style-name="Table5.A2" office:value-type="string">
            <text:p text:style-name="P6">c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addi $t3,$t3,-1 </text:p>
          </table:table-cell>
          <table:table-cell table:style-name="Table5.A2" office:value-type="string">
            <text:p text:style-name="P6">10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b<text:span text:style-name="T2">ne</text:span> $t3,$zero,<text:span text:style-name="T2">loop</text:span> </text:p>
          </table:table-cell>
          <table:table-cell table:style-name="Table5.A2" office:value-type="string">
            <text:p text:style-name="P6">14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sw $t1,0($zero)</text:p>
          </table:table-cell>
          <table:table-cell table:style-name="Table5.A2" office:value-type="string">
            <text:p text:style-name="P6">18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><text:s/></text:p>
          </table:table-cell>
          <table:table-cell table:style-name="Table5.A2" office:value-type="string">
            <text:p text:style-name="P6">1c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8">20</text:p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14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23"/>
          </table:table-cell>
          <table:table-cell table:style-name="Table5.J2" office:value-type="string">
            <text:p text:style-name="P2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1-16T09:11:24.321512754</dc:date>
    <meta:editing-duration>PT23M3S</meta:editing-duration>
    <meta:editing-cycles>3</meta:editing-cycles>
    <meta:generator>LibreOffice/6.0.7.3$Linux_X86_64 LibreOffice_project/00m0$Build-3</meta:generator>
    <meta:document-statistic meta:table-count="5" meta:image-count="0" meta:object-count="0" meta:page-count="2" meta:paragraph-count="254" meta:word-count="355" meta:character-count="1336" meta:non-whitespace-character-count="1190"/>
  </office:meta>
</office:document-meta>
</file>